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9.66pt"/>
    </style:style>
    <style:style style:name="co2" style:family="table-column">
      <style:table-column-properties fo:break-before="auto" style:column-width="237.09pt"/>
    </style:style>
    <style:style style:name="co3" style:family="table-column">
      <style:table-column-properties fo:break-before="auto" style:column-width="155.76pt"/>
    </style:style>
    <style:style style:name="co4" style:family="table-column">
      <style:table-column-properties fo:break-before="auto" style:column-width="161.15pt"/>
    </style:style>
    <style:style style:name="co5" style:family="table-column">
      <style:table-column-properties fo:break-before="auto" style:column-width="258.6pt"/>
    </style:style>
    <style:style style:name="co6" style:family="table-column">
      <style:table-column-properties fo:break-before="auto" style:column-width="363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ce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09" table:default-cell-style-name="ce1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hoice1</text:p>
          </table:table-cell>
          <table:table-cell office:value-type="string" calcext:value-type="string">
            <text:p>Choice2</text:p>
          </table:table-cell>
          <table:table-cell office:value-type="string" calcext:value-type="string">
            <text:p>Outro1</text:p>
          </table:table-cell>
          <table:table-cell office:value-type="string" calcext:value-type="string">
            <text:p>Outro2</text:p>
          </table:table-cell>
          <table:table-cell table:number-columns-repeated="509"/>
        </table:table-row>
        <table:table-row table:style-name="ro2">
          <table:table-cell office:value-type="string" calcext:value-type="string">
            <text:p>CallToAdventure</text:p>
          </table:table-cell>
          <table:table-cell office:value-type="string" calcext:value-type="string">
            <text:p>{name}, your best friend, {character:bestfriend:name:captured}, has been kidnapped in the night!</text:p>
          </table:table-cell>
          <table:table-cell office:value-type="string" calcext:value-type="string">
            <text:p>Search the nearby Black Forest for {character:captured:objPronoun}</text:p>
          </table:table-cell>
          <table:table-cell office:value-type="string" calcext:value-type="string">
            <text:p>Spend the week consoling {character:captured:possPronoun} family</text:p>
          </table:table-cell>
          <table:table-cell office:value-type="string" calcext:value-type="string">
            <text:p>You search the nearby Black Forest for {character:captured:name}. One day into your search, a figure emerges from behind the trees.{|MTM|}</text:p>
          </table:table-cell>
          <table:table-cell office:value-type="string" calcext:value-type="string">
            <text:p>All of you feel much better, but {character:captured:name} is still missing.{|ROC|}</text:p>
          </table:table-cell>
          <table:table-cell table:number-columns-repeated="509"/>
        </table:table-row>
        <table:table-row table:style-name="ro3">
          <table:table-cell office:value-type="string" calcext:value-type="string">
            <text:p>RefusalOfCall</text:p>
          </table:table-cell>
          <table:table-cell office:value-type="string" calcext:value-type="string">
            <text:p>In the middle of the night, you wake up. You're somewhere in the Black Forest. Your hands and feet are tied. A {character:mentor:sexAge} is crouching over you.</text:p>
          </table:table-cell>
          <table:table-cell office:value-type="string" calcext:value-type="string">
            <text:p>Spit in {character:mentor:possPronoun} face</text:p>
          </table:table-cell>
          <table:table-cell office:value-type="string" calcext:value-type="string">
            <text:p>Wait until {character:mentor:subPronoun} goes away</text:p>
          </table:table-cell>
          <table:table-cell office:value-type="string" calcext:value-type="string">
            <text:p>{character:mentor:subPronoun:cap} wipes off {character:mentor:possPronoun} face and smiles. "You wouldn't be so upset if you knew I saved your life. You were next to go, you know that?"{|MTM|}</text:p>
          </table:table-cell>
          <table:table-cell office:value-type="string" calcext:value-type="string">
            <text:p>{character:mentor:subPronoun} unties you silently. When {character:mentor:subPronoun}’s done, {character:mentor:subPronoun} says, “Hope you know I saved your life. You were next to go, you know that?{|MTM|}</text:p>
          </table:table-cell>
          <table:table-cell table:number-columns-repeated="509"/>
        </table:table-row>
        <table:table-row table:style-name="ro4">
          <table:table-cell office:value-type="string" calcext:value-type="string">
            <text:p>MeetingTheMentor</text:p>
          </table:table-cell>
          <table:table-cell office:value-type="string" calcext:value-type="string">
            <text:p>"My name's {character:mentor:name:ranger}. You're probably wondering where your friend is. Well, they've been taken to the Tower by {character:antagonist:name:towerlord}. {character:towerlord:name}'s becoming too powerful. You have to stop {character:towerlord:objPronoun}."</text:p>
          </table:table-cell>
          <table:table-cell office:value-type="string" calcext:value-type="string">
            <text:p>Ask for {character:ranger:name}'s help</text:p>
          </table:table-cell>
          <table:table-cell office:value-type="string" calcext:value-type="string">
            <text:p>Set off for the tower (you know the way)</text:p>
          </table:table-cell>
          <table:table-cell office:value-type="string" calcext:value-type="string">
            <text:p>"I can't go near the Tower. {character:towerlord:name} and {character:towerlord:possPronoun} goons'll be looking for me. But here, you take this." {character:ranger:subPronoun:cap} hands you a hard object wrapped in cloth. "You'll need it." With that, {character:ranger:name} disappears into the forest. {|GIVE:artifact:A hard object wrapped in cloth|}</text:p>
          </table:table-cell>
          <table:table-cell office:value-type="string" calcext:value-type="string">
            <text:p>"Good luck," {character:ranger:name} says as you walk further into the forest.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CrossingTheThreshhold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BellyOfTheWhale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RoadOfTrials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MeetingWithGoddess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WomanAsTemptress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AtonementWithFather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Apotheosis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UltimateBoon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RefusalOfReturn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MagicFlight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RescueFromWithout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CrossingReturnThreshhold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MasterOfTwoWorlds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FreedomToLive</text:p>
          </table:table-cell>
          <table:table-cell table:number-columns-repeated="514"/>
        </table:table-row>
        <table:table-row table:style-name="ro1" table:number-rows-repeated="1048557">
          <table:table-cell table:number-columns-repeated="515"/>
        </table:table-row>
        <table:table-row table:style-name="ro1">
          <table:table-cell table:number-columns-repeated="5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11-04T16:39:30.619000000</dc:date>
    <meta:editing-duration>PT56M21S</meta:editing-duration>
    <meta:editing-cycles>9</meta:editing-cycles>
    <meta:document-statistic meta:table-count="1" meta:cell-count="38" meta:object-count="0"/>
  </office:meta>
</office:document-meta>
</file>